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onaco" svg:font-family="Monaco"/>
  </office:font-face-decls>
  <office:automatic-styles>
    <style:style style:name="TBL0" style:master-page-name="master_0" style:family="table">
      <style:table-properties table:align="left" style:width="8.2638in"/>
    </style:style>
    <style:style style:name="TC0" style:family="table-column">
      <style:table-column-properties style:column-width="0.2777in"/>
    </style:style>
    <style:style style:name="TC1" style:family="table-column">
      <style:table-column-properties style:column-width="0.1388in"/>
    </style:style>
    <style:style style:name="TC2" style:family="table-column">
      <style:table-column-properties style:column-width="1.25in"/>
    </style:style>
    <style:style style:name="TC3" style:family="table-column">
      <style:table-column-properties style:column-width="0.7638in"/>
    </style:style>
    <style:style style:name="TC4" style:family="table-column">
      <style:table-column-properties style:column-width="0.2083in"/>
    </style:style>
    <style:style style:name="TC5" style:family="table-column">
      <style:table-column-properties style:column-width="2.0138in"/>
    </style:style>
    <style:style style:name="TR0" style:family="table-row">
      <style:table-row-properties style:use-optimal-row-height="false" style:row-height="0.4861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5555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0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Monaco" fo:font-size="22.0pt" style:font-size-asian="22.0pt" style:font-size-complex="22.0pt">
</style:text-properties>
    </style:style>
    <style:style style:name="TR2" style:family="table-row">
      <style:table-row-properties style:use-optimal-row-height="false" style:row-height="0.0694in"/>
    </style:style>
    <style:style style:name="TR3" style:family="table-row">
      <style:table-row-properties style:use-optimal-row-height="false" style:row-height="0.2083in"/>
    </style:style>
    <style:style style:name="C3" style:family="table-cell">
      <style:table-cell-properties style:shrink-to-fit="false" fo:wrap-option="wrap" fo:background-color="#808080" fo:border-top="0.0138in solid #FF0000" fo:padding-top="0.0in" fo:border-left="0.0138in solid #FF0000" fo:padding-left="0.0in" fo:padding-bottom="0.0in" fo:padding-right="0.0in" style:vertical-align="top"/>
      <style:paragraph-properties fo:text-align="start"/>
    </style:style>
    <style:style style:name="C4" style:family="table-cell">
      <style:table-cell-properties style:shrink-to-fit="false" fo:wrap-option="wrap" fo:background-color="#808080" fo:border-top="0.0138in solid #FF0000" fo:padding-top="0.0in" fo:padding-left="0.0in" fo:border-bottom="0.0069in solid #000000" fo:padding-bottom="0.0in" fo:padding-right="0.0in" style:vertical-align="middle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Monaco" fo:font-size="12.0pt" style:font-size-asian="12.0pt" style:font-size-complex="12.0pt" fo:font-weight="bold">
</style:text-properties>
    </style:style>
    <style:style style:name="C5" style:family="table-cell">
      <style:table-cell-properties style:shrink-to-fit="false" fo:wrap-option="wrap" fo:background-color="#808080" fo:border-top="0.0138in solid #FF0000" fo:padding-top="0.0in" fo:border-left="0.0069in solid #000000" fo:padding-left="0.0in" fo:padding-bottom="0.0in" fo:padding-right="0.0in" style:vertical-align="top"/>
      <style:paragraph-properties fo:text-align="start"/>
    </style:style>
    <style:style style:name="C6" style:family="table-cell">
      <style:table-cell-properties style:shrink-to-fit="false" fo:wrap-option="wrap" fo:background-color="#808080" fo:border-top="0.0138in solid #FF0000" fo:padding-top="0.0in" fo:border-left="0.0069in solid #000000" fo:padding-left="0.0in" fo:border-bottom="0.0069in solid #000000" fo:padding-bottom="0.0in" fo:border-right="0.0138in solid #FF0000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7" style:family="table-cell">
      <style:table-cell-properties style:shrink-to-fit="false" fo:wrap-option="wrap" fo:background-color="#808080" fo:padding-top="0.0in" fo:border-left="0.0138in solid #FF0000" fo:padding-left="0.0in" fo:border-bottom="0.0069in solid #000000" fo:padding-bottom="0.0in" fo:padding-right="0.0in" style:vertical-align="top"/>
      <style:paragraph-properties fo:text-align="start"/>
    </style:style>
    <style:style style:name="C8" style:family="table-cell">
      <style:table-cell-properties style:shrink-to-fit="false" fo:wrap-option="wrap" fo:background-color="#808080" fo:padding-top="0.0in" fo:border-left="0.0069in solid #000000" fo:padding-left="0.0in" fo:border-bottom="0.0069in solid #000000" fo:padding-bottom="0.0in" fo:padding-right="0.0in" style:vertical-align="top"/>
      <style:paragraph-properties fo:text-align="start"/>
    </style:style>
    <style:style style:name="C9" style:family="table-cell">
      <style:table-cell-properties style:shrink-to-fit="false" fo:wrap-option="wrap" fo:background-color="#808080" fo:border-top="0.0069in solid #000000" fo:padding-top="0.0in" fo:border-left="0.0069in solid #000000" fo:padding-left="0.0in" fo:border-bottom="0.0069in solid #000000" fo:padding-bottom="0.0in" fo:padding-right="0.0in" style:vertical-align="top"/>
      <style:paragraph-properties fo:text-align="start"/>
    </style:style>
    <style:style style:name="C10" style:family="table-cell">
      <style:table-cell-properties style:shrink-to-fit="false" fo:wrap-option="wrap" fo:background-color="#808080" fo:border-top="0.0069in solid #000000" fo:padding-top="0.0in" fo:padding-left="0.0in" fo:border-bottom="0.0069in solid #000000" fo:padding-bottom="0.0in" fo:padding-right="0.0in" style:vertical-align="top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2" style:family="text">
      <style:text-properties style:font-name="Monaco" fo:font-size="10.0pt" style:font-size-asian="10.0pt" style:font-size-complex="10.0pt" fo:font-weight="bold">
</style:text-properties>
    </style:style>
    <style:style style:name="C11" style:family="table-cell">
      <style:table-cell-properties style:shrink-to-fit="false" fo:wrap-option="wrap" fo:background-color="#808080" fo:border-top="0.0069in solid #000000" fo:padding-top="0.0in" fo:border-left="0.0069in solid #000000" fo:padding-left="0.0in" fo:border-bottom="0.0069in solid #000000" fo:padding-bottom="0.0in" fo:padding-right="0.0in" style:vertical-align="top"/>
      <style:paragraph-properties fo:text-align="end"/>
    </style:style>
    <style:style style:name="C12" style:family="table-cell">
      <style:table-cell-properties style:shrink-to-fit="false" fo:wrap-option="wrap" fo:background-color="#808080" fo:border-top="0.0069in solid #000000" fo:padding-top="0.0in" fo:padding-left="0.0in" fo:border-bottom="0.0069in solid #000000" fo:padding-bottom="0.0in" fo:border-right="0.0138in solid #FF0000" fo:padding-right="0.0in" style:vertical-align="top"/>
      <style:paragraph-properties fo:text-align="start"/>
    </style:style>
    <style:style style:name="C13" style:family="table-cell">
      <style:table-cell-properties style:shrink-to-fit="false" fo:wrap-option="wrap" fo:padding-top="0.0in" fo:border-left="0.0138in solid #FF0000" fo:padding-left="0.0in" fo:padding-bottom="0.0in" fo:padding-right="0.0in" style:vertical-align="top"/>
      <style:paragraph-properties fo:text-align="start"/>
    </style:style>
    <style:style style:name="C14" style:family="table-cell">
      <style:table-cell-properties style:shrink-to-fit="false" fo:wrap-option="wrap" fo:padding-top="0.0in" fo:padding-left="0.0in" fo:border-bottom="0.0069in solid #000000" fo:padding-bottom="0.0in" fo:padding-right="0.0in" style:vertical-align="top"/>
      <style:paragraph-properties fo:text-align="start"/>
    </style:style>
    <style:style style:name="T3" style:family="text">
      <style:text-properties style:font-name="Monaco" fo:font-size="10.0pt" style:font-size-asian="10.0pt" style:font-size-complex="10.0pt">
</style:text-properties>
    </style:style>
    <style:style style:name="C15" style:family="table-cell">
      <style:table-cell-properties style:shrink-to-fit="false" fo:wrap-option="wrap" fo:padding-top="0.0in" fo:border-left="0.0069in solid #000000" fo:padding-left="0.0in" fo:padding-bottom="0.0in" fo:padding-right="0.0in" style:vertical-align="top"/>
      <style:paragraph-properties fo:text-align="start"/>
    </style:style>
    <style:style style:name="C16" style:family="table-cell">
      <style:table-cell-properties style:shrink-to-fit="false" fo:wrap-option="wrap" fo:padding-top="0.0in" fo:border-left="0.0069in solid #000000" fo:padding-left="0.0in" fo:padding-bottom="0.0in" fo:border-right="0.0138in solid #FF0000" fo:padding-right="0.0in" style:vertical-align="top"/>
      <style:paragraph-properties fo:text-align="end"/>
    </style:style>
    <style:style style:name="TR4" style:family="table-row">
      <style:table-row-properties style:use-optimal-row-height="false" style:row-height="0.1527in"/>
    </style:style>
    <style:style style:name="C17" style:family="table-cell">
      <style:table-cell-properties style:shrink-to-fit="false" fo:wrap-option="wrap" fo:padding-top="0.0in" fo:border-left="0.0138in solid #FF0000" fo:padding-left="0.0in" fo:border-bottom="0.0069in solid #000000" fo:padding-bottom="0.0in" fo:padding-right="0.0in" style:vertical-align="top"/>
      <style:paragraph-properties fo:text-align="start"/>
    </style:style>
    <style:style style:name="C18" style:family="table-cell">
      <style:table-cell-properties style:shrink-to-fit="false" fo:wrap-option="wrap" fo:padding-top="0.0in" fo:border-left="0.0069in solid #000000" fo:padding-left="0.0in" fo:border-bottom="0.0069in solid #000000" fo:padding-bottom="0.0in" fo:padding-right="0.0in" style:vertical-align="top"/>
      <style:paragraph-properties fo:text-align="start"/>
    </style:style>
    <style:style style:name="C19" style:family="table-cell">
      <style:table-cell-properties style:shrink-to-fit="false" fo:wrap-option="wrap" fo:padding-top="0.0in" fo:padding-left="0.0in" fo:border-bottom="0.0069in solid #000000" fo:padding-bottom="0.0in" fo:border-right="0.0138in solid #FF0000" fo:padding-right="0.0in" style:vertical-align="top"/>
      <style:paragraph-properties fo:text-align="start"/>
    </style:style>
    <style:style style:name="C20" style:family="table-cell">
      <style:table-cell-properties style:shrink-to-fit="false" fo:wrap-option="wrap" fo:background-color="#C0C0C0" fo:padding-top="0.0in" fo:border-left="0.0138in solid #FF0000" fo:padding-left="0.0in" fo:border-bottom="0.0138in solid #FF0000" fo:padding-bottom="0.0in" fo:padding-right="0.0in" style:vertical-align="top"/>
      <style:paragraph-properties fo:text-align="start"/>
    </style:style>
    <style:style style:name="C21" style:family="table-cell">
      <style:table-cell-properties style:shrink-to-fit="false" fo:wrap-option="wrap" fo:background-color="#C0C0C0" fo:padding-top="0.0in" fo:padding-left="0.0in" fo:border-bottom="0.0138in solid #FF0000" fo:padding-bottom="0.0in" fo:padding-right="0.0in" style:vertical-align="middle"/>
      <style:paragraph-properties fo:text-align="start"/>
    </style:style>
    <style:style style:name="C22" style:family="table-cell">
      <style:table-cell-properties style:shrink-to-fit="false" fo:wrap-option="wrap" fo:background-color="#C0C0C0" fo:padding-top="0.0in" fo:border-left="0.0069in solid #000000" fo:padding-left="0.0in" fo:border-bottom="0.0138in solid #FF0000" fo:padding-bottom="0.0in" fo:padding-right="0.0in" style:vertical-align="top"/>
      <style:paragraph-properties fo:text-align="start"/>
    </style:style>
    <style:style style:name="C23" style:family="table-cell">
      <style:table-cell-properties style:shrink-to-fit="false" fo:wrap-option="wrap" fo:background-color="#C0C0C0" fo:padding-top="0.0in" fo:padding-left="0.0in" fo:border-bottom="0.0138in solid #FF0000" fo:padding-bottom="0.0in" fo:padding-right="0.0in" style:vertical-align="top"/>
      <style:paragraph-properties fo:text-align="start"/>
    </style:style>
    <style:style style:name="C24" style:family="table-cell">
      <style:table-cell-properties style:shrink-to-fit="false" fo:wrap-option="wrap" fo:background-color="#C0C0C0" fo:padding-top="0.0in" fo:border-left="0.0069in solid #000000" fo:padding-left="0.0in" fo:border-bottom="0.0138in solid #FF0000" fo:padding-bottom="0.0in" fo:padding-right="0.0in" style:vertical-align="top"/>
      <style:paragraph-properties fo:text-align="end"/>
    </style:style>
    <style:style style:name="C25" style:family="table-cell">
      <style:table-cell-properties style:shrink-to-fit="false" fo:wrap-option="wrap" fo:background-color="#C0C0C0" fo:padding-top="0.0in" fo:padding-left="0.0in" fo:border-bottom="0.0138in solid #FF0000" fo:padding-bottom="0.0in" fo:border-right="0.0138in solid #FF0000" fo:padding-right="0.0in" style:vertical-align="top"/>
      <style:paragraph-properties fo:text-align="start"/>
    </style:style>
    <style:style style:name="TR5" style:family="table-row">
      <style:table-row-properties style:use-optimal-row-height="false" style:row-height="0.5694in"/>
    </style:style>
    <style:style style:name="TBL1" style:master-page-name="master_0" style:family="table">
      <style:table-properties table:align="left" style:width="8.2638in" fo:break-before="page"/>
    </style:style>
    <style:style style:name="TR6" style:family="table-row">
      <style:table-row-properties style:use-optimal-row-height="false" style:row-height="0.4166in"/>
    </style:style>
    <style:style style:name="TR7" style:family="table-row">
      <style:table-row-properties style:use-optimal-row-height="false" style:row-height="0.5416in"/>
    </style:style>
    <style:style style:name="TR8" style:family="table-row">
      <style:table-row-properties style:use-optimal-row-height="false" style:row-height="1.2638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Page 1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3">
</table:table-column>
        <table:table-column table:style-name="TC4">
</table:table-column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4">
            <text:bookmark text:name="JR_PAGE_ANCHOR_0_1"/>
            <draw:frame text:anchor-type="paragraph" draw:style-name="G0" svg:x="0.0in" svg:y="0.0in" svg:width="1.4583in" svg:height="0.3611in">
              <draw:image xlink:href="Pictures/img_0_0_0" xlink:type="simple" xlink:show="embed" xlink:actuate="onLoad"/>
            </draw:frame>
          </table:table-cell>
          <table:table-cell table:style-name="C1"/>
          <table:table-cell table:style-name="C1"/>
          <table:table-cell table:style-name="C1"/>
          <table:table-cell table:style-name="C0"/>
          <table:table-cell table:style-name="C2" table:number-columns-spanned="7">
            <text:p text:style-name="P0"><text:span text:style-name="T0">Table Report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span text:style-name="T1">Header 1</text:span></text:p>
          </table:table-cell>
          <table:table-cell table:style-name="C5"/>
          <table:table-cell table:style-name="C4" table:number-columns-spanned="3" table:number-rows-spanned="2">
            <text:p text:style-name="P1"><text:span text:style-name="T1">Header 2</text:span></text:p>
          </table:table-cell>
          <table:table-cell table:style-name="C4"/>
          <table:table-cell table:style-name="C4"/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4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 table:number-columns-spanned="3">
            <text:p text:style-name="P3"><text:span text:style-name="T3">text two</text:span></text:p>
          </table:table-cell>
          <table:table-cell table:style-name="C1"/>
          <table:table-cell table:style-name="C1"/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4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 table:number-columns-spanned="3">
            <text:p text:style-name="P1"/>
          </table:table-cell>
          <table:table-cell table:style-name="C21"/>
          <table:table-cell table:style-name="C21"/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2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2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3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3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4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4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5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5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6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6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7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7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8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8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9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9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10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10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11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11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12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12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13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13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14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14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15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15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16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16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17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17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18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5">
</table:table-column>
        <table:table-column table:style-name="TC2">
</table:table-column>
        <table:table-column table:style-name="TC1">
</table:table-column>
        <table:table-column table:style-name="TC0">
</table:table-column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/>
          <table:table-cell table:style-name="C4" table:number-rows-spanned="2">
            <text:p text:style-name="P1"><text:bookmark text:name="JR_PAGE_ANCHOR_0_18"/><text:span text:style-name="T1">Header 1</text:span></text:p>
          </table:table-cell>
          <table:table-cell table:style-name="C5"/>
          <table:table-cell table:style-name="C4" table:number-rows-spanned="2">
            <text:p text:style-name="P1"><text:span text:style-name="T1">Header 2</text:span></text:p>
          </table:table-cell>
          <table:table-cell table:style-name="C5"/>
          <table:table-cell table:style-name="C4" table:number-rows-spanned="2">
            <text:p text:style-name="P1"><text:span text:style-name="T1">Header 3</text:span></text:p>
          </table:table-cell>
          <table:table-cell table:style-name="C6" table:number-columns-spanned="4">
            <text:p text:style-name="P2"/>
          </table:table-cell>
          <table:table-cell table:style-name="C6"/>
          <table:table-cell table:style-name="C6"/>
          <table:table-cell table:style-name="C6"/>
          <table:table-cell table:style-name="C0"/>
        </table:table-row>
        <table:table-row table:style-name="TR3">
          <table:table-cell table:style-name="C0"/>
          <table:table-cell table:style-name="C7"/>
          <table:table-cell table:style-name="C4"/>
          <table:table-cell table:style-name="C8"/>
          <table:table-cell table:style-name="C4"/>
          <table:table-cell table:style-name="C8"/>
          <table:table-cell table:style-name="C4"/>
          <table:table-cell table:style-name="C9"/>
          <table:table-cell table:style-name="C10">
            <text:p text:style-name="P3"><text:span text:style-name="T2">Header 4.1</text:span></text:p>
          </table:table-cell>
          <table:table-cell table:style-name="C11">
            <text:p text:style-name="P0"><text:span text:style-name="T2">Header 4.2</text:span></text:p>
          </table:table-cell>
          <table:table-cell table:style-name="C12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13"/>
          <table:table-cell table:style-name="C14" table:number-rows-spanned="2">
            <text:p text:style-name="P3"><text:span text:style-name="T3">multi<text:line-break/>line text</text:span></text:p>
          </table:table-cell>
          <table:table-cell table:style-name="C15"/>
          <table:table-cell table:style-name="C1">
            <text:p text:style-name="P3"><text:span text:style-name="T3">text two</text:span></text:p>
          </table:table-cell>
          <table:table-cell table:style-name="C15"/>
          <table:table-cell table:style-name="C1">
            <text:p text:style-name="P3"><text:span text:style-name="T3">text three</text:span></text:p>
          </table:table-cell>
          <table:table-cell table:style-name="C15"/>
          <table:table-cell table:style-name="C1">
            <text:p text:style-name="P3"><text:span text:style-name="T3">text four</text:span></text:p>
          </table:table-cell>
          <table:table-cell table:style-name="C16" table:number-columns-spanned="2">
            <text:p text:style-name="P0"><text:span text:style-name="T3">12345</text:span></text:p>
          </table:table-cell>
          <table:table-cell table:style-name="C16"/>
          <table:table-cell table:style-name="C0"/>
        </table:table-row>
        <table:table-row table:style-name="TR4">
          <table:table-cell table:style-name="C0"/>
          <table:table-cell table:style-name="C17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4"/>
          <table:table-cell table:style-name="C18"/>
          <table:table-cell table:style-name="C19"/>
          <table:table-cell table:style-name="C0"/>
        </table:table-row>
        <table:table-row table:style-name="TR3">
          <table:table-cell table:style-name="C0"/>
          <table:table-cell table:style-name="C20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1">
            <text:p text:style-name="P1"/>
          </table:table-cell>
          <table:table-cell table:style-name="C22"/>
          <table:table-cell table:style-name="C23">
            <text:p text:style-name="P3"/>
          </table:table-cell>
          <table:table-cell table:style-name="C24">
            <text:p text:style-name="P0"/>
          </table:table-cell>
          <table:table-cell table:style-name="C25"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Page 1'.$A$1" table:cell-range-address="$'Page 1'.$A$1"/>
        <table:named-range table:name="JR_PAGE_ANCHOR_0_2" table:base-cell-address="$'Page 2'.$A$1" table:cell-range-address="$'Page 2'.$A$1"/>
        <table:named-range table:name="JR_PAGE_ANCHOR_0_3" table:base-cell-address="$'Page 3'.$A$1" table:cell-range-address="$'Page 3'.$A$1"/>
        <table:named-range table:name="JR_PAGE_ANCHOR_0_4" table:base-cell-address="$'Page 4'.$A$1" table:cell-range-address="$'Page 4'.$A$1"/>
        <table:named-range table:name="JR_PAGE_ANCHOR_0_5" table:base-cell-address="$'Page 5'.$A$1" table:cell-range-address="$'Page 5'.$A$1"/>
        <table:named-range table:name="JR_PAGE_ANCHOR_0_6" table:base-cell-address="$'Page 6'.$A$1" table:cell-range-address="$'Page 6'.$A$1"/>
        <table:named-range table:name="JR_PAGE_ANCHOR_0_7" table:base-cell-address="$'Page 7'.$A$1" table:cell-range-address="$'Page 7'.$A$1"/>
        <table:named-range table:name="JR_PAGE_ANCHOR_0_8" table:base-cell-address="$'Page 8'.$A$1" table:cell-range-address="$'Page 8'.$A$1"/>
        <table:named-range table:name="JR_PAGE_ANCHOR_0_9" table:base-cell-address="$'Page 9'.$A$1" table:cell-range-address="$'Page 9'.$A$1"/>
        <table:named-range table:name="JR_PAGE_ANCHOR_0_10" table:base-cell-address="$'Page 10'.$A$1" table:cell-range-address="$'Page 10'.$A$1"/>
        <table:named-range table:name="JR_PAGE_ANCHOR_0_11" table:base-cell-address="$'Page 11'.$A$1" table:cell-range-address="$'Page 11'.$A$1"/>
        <table:named-range table:name="JR_PAGE_ANCHOR_0_12" table:base-cell-address="$'Page 12'.$A$1" table:cell-range-address="$'Page 12'.$A$1"/>
        <table:named-range table:name="JR_PAGE_ANCHOR_0_13" table:base-cell-address="$'Page 13'.$A$1" table:cell-range-address="$'Page 13'.$A$1"/>
        <table:named-range table:name="JR_PAGE_ANCHOR_0_14" table:base-cell-address="$'Page 14'.$A$1" table:cell-range-address="$'Page 14'.$A$1"/>
        <table:named-range table:name="JR_PAGE_ANCHOR_0_15" table:base-cell-address="$'Page 15'.$A$1" table:cell-range-address="$'Page 15'.$A$1"/>
        <table:named-range table:name="JR_PAGE_ANCHOR_0_16" table:base-cell-address="$'Page 16'.$A$1" table:cell-range-address="$'Page 16'.$A$1"/>
        <table:named-range table:name="JR_PAGE_ANCHOR_0_17" table:base-cell-address="$'Page 17'.$A$1" table:cell-range-address="$'Page 17'.$A$1"/>
        <table:named-range table:name="JR_PAGE_ANCHOR_0_18" table:base-cell-address="$'Page 18'.$A$1" table:cell-range-address="$'Page 18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8.2639in" fo:page-height="11.69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